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list-style-name="LFO1" style:family="paragraph">
      <style:paragraph-properties fo:break-before="page" fo:text-align="justify"/>
    </style:style>
    <style:style style:name="P2" style:parent-style-name="NormalWeb"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 style:parent-style-name="NormalWeb" style:list-style-name="LFO1" style:family="paragraph">
      <style:paragraph-properties fo:text-align="justify"/>
    </style:style>
    <style:style style:name="P4" style:parent-style-name="NormalWeb"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 style:parent-style-name="NormalWeb" style:list-style-name="LFO2" style:family="paragraph">
      <style:paragraph-properties fo:text-align="justify"/>
    </style:style>
    <style:style style:name="P6" style:parent-style-name="NormalWeb" style:family="paragraph">
      <style:paragraph-properties fo:text-align="justify"/>
    </style:style>
    <style:style style:name="P7" style:parent-style-name="NormalWeb" style:family="paragraph">
      <style:paragraph-properties fo:text-align="justify"/>
    </style:style>
    <style:style style:name="P8" style:parent-style-name="NormalWeb" style:list-style-name="LFO2" style:family="paragraph">
      <style:paragraph-properties fo:text-align="justify"/>
    </style:style>
    <style:style style:name="T9" style:parent-style-name="DefaultParagraphFont" style:family="text">
      <style:text-properties fo:font-weight="bold" style:font-weight-asian="bold" style:font-weight-complex="bold"/>
    </style:style>
    <style:style style:name="P10" style:parent-style-name="NormalWeb" style:list-style-name="LFO2" style:family="paragraph">
      <style:paragraph-properties fo:text-align="justify"/>
    </style:style>
    <style:style style:name="T11" style:parent-style-name="DefaultParagraphFont" style:family="text">
      <style:text-properties fo:font-weight="bold" style:font-weight-asian="bold" style:font-weight-complex="bold"/>
    </style:style>
    <style:style style:name="P12" style:parent-style-name="NormalWeb" style:list-style-name="LFO2" style:family="paragraph">
      <style:paragraph-properties fo:text-align="justify"/>
    </style:style>
    <style:style style:name="P13" style:parent-style-name="NormalWeb" style:list-style-name="LFO2" style:family="paragraph">
      <style:paragraph-properties fo:text-align="justify"/>
    </style:style>
    <style:style style:name="P14" style:parent-style-name="NormalWeb" style:list-style-name="LFO2" style:family="paragraph">
      <style:paragraph-properties fo:text-align="justify"/>
    </style:style>
    <style:style style:name="P15" style:parent-style-name="NormalWeb" style:list-style-name="LFO2" style:family="paragraph">
      <style:paragraph-properties fo:text-align="justify"/>
    </style:style>
    <style:style style:name="T16" style:parent-style-name="DefaultParagraphFont" style:family="text">
      <style:text-properties fo:font-weight="bold" style:font-weight-asian="bold" style:font-weight-complex="bold"/>
    </style:style>
    <style:style style:name="P17" style:parent-style-name="NormalWeb" style:family="paragraph">
      <style:paragraph-properties fo:text-align="justify" fo:margin-left="0.5in">
        <style:tab-stops/>
      </style:paragraph-properties>
    </style:style>
    <style:style style:name="P18" style:parent-style-name="NormalWeb" style:list-style-name="LFO2" style:family="paragraph">
      <style:paragraph-properties fo:text-align="justify"/>
    </style:style>
    <style:style style:name="P19" style:parent-style-name="NormalWeb" style:family="paragraph">
      <style:paragraph-properties fo:text-align="justify"/>
    </style:style>
    <style:style style:name="P20" style:parent-style-name="NormalWeb" style:family="paragraph">
      <style:paragraph-properties fo:text-align="justify"/>
    </style:style>
    <style:style style:name="P21" style:parent-style-name="NormalWeb" style:family="paragraph">
      <style:paragraph-properties fo:text-align="justify"/>
    </style:style>
    <style:style style:name="P22" style:parent-style-name="NormalWeb"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3" style:parent-style-name="NormalWeb" style:list-style-name="LFO1" style:family="paragraph">
      <style:paragraph-properties fo:text-align="justify"/>
    </style:style>
    <style:style style:name="T24" style:parent-style-name="DefaultParagraphFont" style:family="text">
      <style:text-properties fo:font-weight="bold" style:font-weight-asian="bold" style:font-weight-complex="bold"/>
    </style:style>
    <style:style style:name="P25" style:parent-style-name="NormalWeb" style:list-style-name="LFO1" style:family="paragraph">
      <style:paragraph-properties fo:text-align="justify"/>
    </style:style>
    <style:style style:name="T26" style:parent-style-name="DefaultParagraphFont" style:family="text">
      <style:text-properties fo:font-weight="bold" style:font-weight-asian="bold" style:font-weight-complex="bold"/>
    </style:style>
    <style:style style:name="P27" style:parent-style-name="NormalWeb" style:list-style-name="LFO1" style:family="paragraph">
      <style:paragraph-properties fo:text-align="justify"/>
    </style:style>
    <style:style style:name="T28" style:parent-style-name="DefaultParagraphFont" style:family="text">
      <style:text-properties fo:font-weight="bold" style:font-weight-asian="bold" style:font-weight-complex="bold"/>
    </style:style>
    <style:style style:name="P29" style:parent-style-name="NormalWeb" style:family="paragraph">
      <style:paragraph-properties fo:text-align="justify"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0" style:parent-style-name="NormalWeb" style:list-style-name="LFO1" style:family="paragraph">
      <style:paragraph-properties fo:text-align="justify"/>
    </style:style>
    <style:style style:name="T31" style:parent-style-name="DefaultParagraphFont" style:family="text">
      <style:text-properties fo:font-weight="bold" style:font-weight-asian="bold" style:font-weight-complex="bold"/>
    </style:style>
    <style:style style:name="P32" style:parent-style-name="NormalWeb" style:family="paragraph">
      <style:paragraph-properties fo:text-align="justify" fo:margin-left="0.25in">
        <style:tab-stops/>
      </style:paragraph-properties>
    </style:style>
    <style:style style:name="P33" style:parent-style-name="NormalWeb" style:list-style-name="LFO1" style:family="paragraph">
      <style:paragraph-properties fo:text-align="justify"/>
    </style:style>
    <style:style style:name="T34" style:parent-style-name="DefaultParagraphFont" style:family="text">
      <style:text-properties fo:font-weight="bold" style:font-weight-asian="bold" style:font-weight-complex="bold"/>
    </style:style>
    <style:style style:name="P35" style:parent-style-name="NormalWeb" style:list-style-name="LFO1" style:family="paragraph">
      <style:paragraph-properties fo:text-align="justify" fo:margin-left="0.875in" fo:text-indent="-0.5in">
        <style:tab-stops>
          <style:tab-stop style:type="left" style:position="-0.1875in"/>
        </style:tab-stops>
      </style:paragraph-properties>
    </style:style>
    <style:style style:name="T36" style:parent-style-name="DefaultParagraphFont" style:family="text">
      <style:text-properties fo:font-weight="bold" style:font-weight-asian="bold" style:font-weight-complex="bold"/>
    </style:style>
    <style:style style:name="P37" style:parent-style-name="NormalWeb" style:list-style-name="LFO1" style:family="paragraph">
      <style:paragraph-properties fo:text-align="justify" fo:margin-left="0.875in" fo:text-indent="-0.5in">
        <style:tab-stops>
          <style:tab-stop style:type="left" style:position="-0.1875in"/>
        </style:tab-stops>
      </style:paragraph-properties>
    </style:style>
    <style:style style:name="T38" style:parent-style-name="DefaultParagraphFont" style:family="text">
      <style:text-properties fo:font-weight="bold" style:font-weight-asian="bold" style:font-weight-complex="bold"/>
    </style:style>
    <style:style style:name="P39" style:parent-style-name="NormalWeb"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0" style:parent-style-name="NormalWeb" style:family="paragraph">
      <style:paragraph-properties fo:text-align="justify"/>
    </style:style>
    <style:style style:name="P41" style:parent-style-name="NormalWeb" style:list-style-name="LFO1" style:family="paragraph">
      <style:paragraph-properties fo:text-align="justify"/>
    </style:style>
    <style:style style:name="P42" style:parent-style-name="NormalWeb" style:list-style-name="LFO1" style:family="paragraph">
      <style:paragraph-properties fo:text-align="justify"/>
    </style:style>
    <style:style style:name="P43" style:parent-style-name="NormalWeb" style:list-style-name="LFO1" style:family="paragraph">
      <style:paragraph-properties fo:text-align="justify"/>
    </style:style>
    <style:style style:name="P44" style:parent-style-name="NormalWeb" style:list-style-name="LFO1" style:family="paragraph"/>
    <style:style style:name="P45" style:parent-style-name="NormalWeb" style:list-style-name="LFO1" style:family="paragraph"/>
    <style:style style:name="P46" style:parent-style-name="NormalWeb" style:list-style-name="LFO1" style:family="paragraph"/>
    <style:style style:name="P47" style:parent-style-name="NormalWeb" style:list-style-name="LFO1" style:family="paragraph"/>
    <style:style style:name="P48" style:parent-style-name="NormalWeb" style:list-style-name="LFO1" style:family="paragraph"/>
    <style:style style:name="P49" style:parent-style-name="NormalWeb" style:list-style-name="LFO1" style:family="paragraph"/>
    <style:style style:name="P50" style:parent-style-name="NormalWeb" style:list-style-name="LFO1" style:family="paragraph"/>
    <style:style style:name="P51" style:parent-style-name="NormalWeb" style:list-style-name="LFO1" style:family="paragraph"/>
    <style:style style:name="P52" style:parent-style-name="NormalWeb" style:family="paragraph">
      <style:paragraph-properties fo:text-align="justify" fo:margin-left="0.5in">
        <style:tab-stops/>
      </style:paragraph-properties>
    </style:style>
    <style:style style:name="P53" style:parent-style-name="NormalWeb" style:family="paragraph">
      <style:paragraph-properties fo:text-align="justify" fo:margin-left="0.5in">
        <style:tab-stops/>
      </style:paragraph-properties>
    </style:style>
    <style:style style:name="P54" style:parent-style-name="Normal" style:family="paragraph">
      <style:paragraph-properties fo:text-align="justify"/>
      <style:text-properties style:font-name="Times New Roman" style:font-name-complex="Times New Roman" fo:font-size="12pt" style:font-size-asian="12pt" style:font-size-complex="12pt"/>
    </style:style>
  </office:automatic-styles>
  <office:body>
    <office:text text:use-soft-page-breaks="true">
      <text:list text:style-name="LFO1" text:continue-numbering="true">
        <text:list-item>
          <text:p text:style-name="P1">What does it take to enable dual-stack and eventually IPv6-only in ST?</text:p>
        </text:list-item>
      </text:list>
      <text:p text:style-name="P2">Enable a Dual stack on ST:<text:s/></text:p>
      <text:list text:style-name="LFO1" text:continue-numbering="true">
        <text:list-item>
          <text:p text:style-name="P3">Enabling dual-stack on your VPC, subnets, and services can be streamlined significantly through the use of a CloudFormation template, assuming that manual deployments are not performed. This approach facilitates a smoother transition to dual-stack, as the automation inherent in CloudFormation templates ensures consistent application of settings across our cloud environment. However, it's important to note that if any resources within the VPC are deployed manually after the initial automated setup via CloudFormation or any other automation script, such actions could introduce configuration drift. This drift denotes discrepancies between the expected configuration, as defined in the template, and the actual state of the VPC. In instances where drift occurs due to manual deployments, the enablement of dual-stack for these manually deployed components must be handled manually. This underscores the importance of consistent automation practices to maintain configuration integrity and simplify network management tasks like enabling dual-stack.</text:p>
        </text:list-item>
      </text:list>
      <text:p text:style-name="P4">IPv6-only in ST:</text:p>
      <text:list text:style-name="LFO2" text:continue-numbering="true">
        <text:list-item>
          <text:p text:style-name="P5">If you want IPv6-only in ST, this is very broad ask – should be a whole new deployments to be created.</text:p>
        </text:list-item>
      </text:list>
      <text:p text:style-name="P6"/>
      <text:p text:style-name="P7">How does this impact our automations and internal tooling?</text:p>
      <text:list text:style-name="LFO2" text:continue-numbering="true">
        <text:list-item>
          <text:p text:style-name="P8"><text:span text:style-name="T9">IPv6 Support and Ports:</text:span><text:s/>For instance, the assertion that IPv6 does not support certain ports, like port 25 for email (SMTP), is incorrect. IPv6 supports the same range of ports as IPv4. The difference between IPv4 and IPv6 lies in their addressing schemes, not in the supported services or ports. Communication issues related to IPv6 typically stem from configuration errors, unsupported hardware, or software that is not IPv6-aware, not from inherent limitations of the protocol itself.</text:p>
        </text:list-item>
        <text:list-item>
          <text:p text:style-name="P10"><text:span text:style-name="T11">Impact on Automations and Internal Tooling:</text:span><text:s/>Transitioning to IPv6 can impact automations and tooling if they are not designed to handle IPv6 addresses. This includes:</text:p>
        </text:list-item>
        <text:list-item>
          <text:p text:style-name="P12">Updating tools and scripts to be IPv6 compatible, ensuring they can handle IPv6 addresses syntactically.</text:p>
        </text:list-item>
        <text:list-item>
          <text:p text:style-name="P13">Ensuring network monitoring and security tools can interpret and log IPv6 traffic effectively.</text:p>
        </text:list-item>
        <text:list-item>
          <text:p text:style-name="P14">Modifying network-related automation scripts (e.g., those used for deployment, monitoring, or configuration management) to accommodate both IPv4 and IPv6 environments, especially during a dual-stack phase.</text:p>
        </text:list-item>
        <text:list-item>
          <text:p text:style-name="P15"><text:span text:style-name="T16">Specific Protocols and Testing</text:span>: When transitioning to IPv6, it's important to test automations and tools in dual-stack environments to ensure they work with both IPv4 and IPv6. This includes testing on various ports and services to verify full functionality. Compatibility with IPv6 does not inherently change a service's support for specific ports.</text:p>
        </text:list-item>
      </text:list>
      <text:p text:style-name="P17"/>
      <text:list text:style-name="LFO2" text:continue-numbering="true">
        <text:list-item>
          <text:p text:style-name="P18">In summary, the transition to IPv6 necessitates a thorough review and possible update of all network-related automations and internal tooling to ensure compatibility with IPv6 addressing and networking. It's also critical to maintain best practices in code quality and to keep software dependencies up-to-date to prevent unrelated issues from impacting your infrastructure.</text:p>
        </text:list-item>
      </text:list>
      <text:p text:style-name="P19"/>
      <text:p text:style-name="P20">How does IPv6 only (after the dual-stack enablement) affect ST customers?</text:p>
      <text:p text:style-name="P21">Transitioning to an IPv6-only environment while serving customers from IPv4 networks introduces significant interoperability challenges. Here's an explanation that takes into account the scenario of deploying services on a purely IPv6 infrastructure while customers are coming from an IPv4-supported environment:</text:p>
      <text:p text:style-name="P22">Challenges of IPv6-Only Deployments for IPv4 Customers</text:p>
      <text:list text:style-name="LFO1" text:continue-numbering="true">
        <text:list-item>
          <text:p text:style-name="P23"><text:span text:style-name="T24">Direct Connectivity Issues:</text:span><text:s/>The most immediate challenge is that IPv4 and IPv6 are not directly compatible. Devices configured with IPv4 addresses cannot directly communicate with devices that only have IPv6 addresses without some form of translation or tunneling mechanism.</text:p>
        </text:list-item>
        <text:list-item>
          <text:p text:style-name="P25"><text:span text:style-name="T26">DNS Resolution:</text:span><text:s/>For customers to access IPv6-only services, DNS resolution needs to support translating domain names to IPv6 addresses (AAAA records) correctly. However, if the customer's network infrastructure does not support IPv6, they might not be able to resolve or reach these addresses.</text:p>
        </text:list-item>
        <text:list-item>
          <text:p text:style-name="P27"><text:span text:style-name="T28">VPN and Gateway Limitations:</text:span><text:s/>As in your example, if customers are connecting via a VPN that is configured with IPv4 (having IPv4 CGW - Customer Gateway, and VGW - Virtual Private Gateway addresses), there needs to be support for IPv6 traffic. While AWS VPN solutions can support IPv6 traffic, the endpoints themselves being addressed with IPv4 can complicate configurations, especially if the goal is to have an IPv6-only environment on your side. This requires careful configuration to ensure that IPv6 traffic can flow through an IPv4-addressed VPN gateway.</text:p>
        </text:list-item>
      </text:list>
      <text:p text:style-name="P29">Solutions and Considerations</text:p>
      <text:list text:style-name="LFO1" text:continue-numbering="true">
        <text:list-item>
          <text:p text:style-name="P30"><text:span text:style-name="T31">Dual-Stack Approach:<text:s/></text:span>Initially, adopting a dual-stack approach, where both IPv4 and IPv6 are enabled and supported, is practical. This ensures compatibility with both IPv4 and IPv6 clients and avoids the immediate need for translation mechanisms. Your services can be accessible via both IPv4 and IPv6, which is beneficial during the transition period.</text:p>
        </text:list-item>
      </text:list>
      <text:p text:style-name="P32"/>
      <text:soft-page-break/>
      <text:list text:style-name="LFO1" text:continue-numbering="true">
        <text:list-item>
          <text:p text:style-name="P33"><text:span text:style-name="T34">IPv6 Transition Mechanisms:</text:span><text:s/>For purely IPv6 deployments, consider using transition technologies such as:</text:p>
        </text:list-item>
        <text:list-item>
          <text:p text:style-name="P35"><text:span text:style-name="T36">NAT64/DNS64:</text:span><text:s/>Allows IPv6-only devices to communicate with IPv4 servers. NAT64 translates IPv6 packets into IPv4 packets, and DNS64 synthesizes AAAA records from A records to direct IPv6 clients to the NAT64 gateway.</text:p>
        </text:list-item>
        <text:list-item>
          <text:p text:style-name="P37"><text:span text:style-name="T38">Tunneling:</text:span><text:s/>Tunneling protocols like 6to4 or Teredo can encapsulate IPv6 packets within IPv4 packets, enabling them to traverse IPv4<text:s/>networks. Changes<text:s/>to VPC and subnet allocation post-IPv6 enablement.</text:p>
        </text:list-item>
      </text:list>
      <text:p text:style-name="P39">Conclusion</text:p>
      <text:p text:style-name="P40">While moving to IPv6-only deployments represents the future of internet connectivity, the current mixed environment necessitates a dual-stack approach or the use of transition mechanisms to ensure all customers, regardless of their network infrastructure, can access services seamlessly. This transitional period will require additional planning and support to accommodate various customer scenarios effectively.</text:p>
      <text:list text:style-name="LFO1" text:continue-numbering="true">
        <text:list-item>
          <text:p text:style-name="P41">Do SGs required changed post-IPv6 enablement?</text:p>
          <text:list text:continue-numbering="true">
            <text:list-item>
              <text:p text:style-name="P42">Do rules change in any way?</text:p>
            </text:list-item>
            <text:list-item>
              <text:p text:style-name="P43">If a port is opened, how does it affect IPv6?</text:p>
            </text:list-item>
          </text:list>
        </text:list-item>
        <text:list-item>
          <text:p text:style-name="P44">Changes to VPC and subnet allocation post-IPv6 enablement.</text:p>
        </text:list-item>
        <text:list-item>
          <text:p text:style-name="P45">Do SGs required changed post-IPv6 enablement?</text:p>
          <text:list text:continue-numbering="true">
            <text:list-item>
              <text:p text:style-name="P46">Do rules change in any way?</text:p>
            </text:list-item>
            <text:list-item>
              <text:p text:style-name="P47">If a port is opened, how does it affect IPv6?</text:p>
            </text:list-item>
          </text:list>
        </text:list-item>
        <text:list-item>
          <text:p text:style-name="P48">VPC in ST is simpler with private and public subnets in comparison to MT. How do we assign the IPv6 CIDR to the existing VPC?</text:p>
        </text:list-item>
        <text:list-item>
          <text:p text:style-name="P49">How do we subnet?</text:p>
        </text:list-item>
        <text:list-item>
          <text:p text:style-name="P50">How do we give appropriate IPv6 addresses to a resource?</text:p>
        </text:list-item>
        <text:list-item>
          <text:p text:style-name="P51">How do we manage the SGs and applicable routing?</text:p>
        </text:list-item>
      </text:list>
      <text:p text:style-name="P52"/>
      <text:p text:style-name="P53">Note: for above all the questions to find answers, please refer to wiki:<text:s/><text:a xlink:href="https://inforwiki.atlassian.net/wiki/spaces/MTIOS/pages/625411275/IPv6+Integration+Overview" office:target-frame-name="_top" xlink:show="replace"><text:span text:style-name="Hyperlink">IPv6 Integration Overview - MT Infrastructure Operations team - Infor Wiki (atlassian.net)</text:span></text:a><text:line-break/></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i Kumar Munduri</meta:initial-creator>
    <dc:creator>Sai Kumar Munduri</dc:creator>
    <meta:creation-date>2024-03-28T18:00:00Z</meta:creation-date>
    <dc:date>2024-06-18T14:43:00Z</dc:date>
    <meta:template xlink:href="Normal.dotm" xlink:type="simple"/>
    <meta:editing-cycles>1</meta:editing-cycles>
    <meta:editing-duration>PT76200S</meta:editing-duration>
    <meta:document-statistic meta:page-count="3" meta:paragraph-count="13" meta:word-count="1021" meta:character-count="6829" meta:row-count="48" meta:non-whitespace-character-count="5821"/>
  </office:meta>
</office:document-meta>
</file>